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list-style-name="L1">
      <style:text-properties officeooo:paragraph-rsid="058c42cb"/>
    </style:style>
    <style:style style:name="P4" style:family="paragraph" style:parent-style-name="Standard" style:list-style-name="L1">
      <style:text-properties officeooo:paragraph-rsid="058c68ec"/>
    </style:style>
    <style:style style:name="P5" style:family="paragraph" style:parent-style-name="Standard" style:list-style-name="L1">
      <style:text-properties officeooo:paragraph-rsid="0553efc7"/>
    </style:style>
    <style:style style:name="P6" style:family="paragraph" style:parent-style-name="Standard" style:list-style-name="L1">
      <style:text-properties officeooo:paragraph-rsid="07037896"/>
    </style:style>
    <style:style style:name="P7" style:family="paragraph" style:parent-style-name="Standard" style:list-style-name="L1">
      <style:text-properties officeooo:paragraph-rsid="057165fc"/>
    </style:style>
    <style:style style:name="P8" style:family="paragraph" style:parent-style-name="Standard" style:list-style-name="L1">
      <style:text-properties officeooo:paragraph-rsid="06be57e2"/>
    </style:style>
    <style:style style:name="P9" style:family="paragraph" style:parent-style-name="Standard" style:list-style-name="L1">
      <style:text-properties officeooo:paragraph-rsid="06c137d4"/>
    </style:style>
    <style:style style:name="P10" style:family="paragraph" style:parent-style-name="Standard" style:list-style-name="L1">
      <style:text-properties officeooo:paragraph-rsid="06b96ee4"/>
    </style:style>
    <style:style style:name="P11" style:family="paragraph" style:parent-style-name="Standard" style:list-style-name="L1">
      <style:text-properties officeooo:paragraph-rsid="059749dd"/>
    </style:style>
    <style:style style:name="P12" style:family="paragraph" style:parent-style-name="Standard" style:list-style-name="L1">
      <style:text-properties officeooo:paragraph-rsid="0671d243"/>
    </style:style>
    <style:style style:name="P13" style:family="paragraph" style:parent-style-name="Standard" style:list-style-name="L1">
      <style:text-properties officeooo:paragraph-rsid="059f704f"/>
    </style:style>
    <style:style style:name="P14" style:family="paragraph" style:parent-style-name="Standard" style:list-style-name="L1">
      <style:text-properties officeooo:paragraph-rsid="07013821"/>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5b6896d"/>
    </style:style>
    <style:style style:name="P17" style:family="paragraph" style:parent-style-name="Standard" style:list-style-name="L1">
      <style:text-properties officeooo:paragraph-rsid="05b509f3"/>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5e4dae"/>
    </style:style>
    <style:style style:name="P22" style:family="paragraph" style:parent-style-name="Standard" style:list-style-name="L1">
      <style:text-properties officeooo:paragraph-rsid="060e004b"/>
    </style:style>
    <style:style style:name="P23" style:family="paragraph" style:parent-style-name="Standard" style:list-style-name="L1">
      <style:text-properties officeooo:paragraph-rsid="0665161c"/>
    </style:style>
    <style:style style:name="P24" style:family="paragraph" style:parent-style-name="Standard" style:list-style-name="L1">
      <style:text-properties officeooo:paragraph-rsid="06102a56"/>
    </style:style>
    <style:style style:name="P25" style:family="paragraph" style:parent-style-name="Standard" style:list-style-name="L1">
      <style:text-properties officeooo:paragraph-rsid="06ec2a4f"/>
    </style:style>
    <style:style style:name="P26" style:family="paragraph" style:parent-style-name="Standard" style:list-style-name="L1">
      <style:text-properties officeooo:paragraph-rsid="06f1fa67"/>
    </style:style>
    <style:style style:name="P27" style:family="paragraph" style:parent-style-name="Standard" style:list-style-name="L1">
      <style:text-properties officeooo:paragraph-rsid="06ecfa47"/>
    </style:style>
    <style:style style:name="P28" style:family="paragraph" style:parent-style-name="Standard" style:list-style-name="L1">
      <style:text-properties officeooo:paragraph-rsid="05f75b70"/>
    </style:style>
    <style:style style:name="P29" style:family="paragraph" style:parent-style-name="Standard" style:list-style-name="L1">
      <style:text-properties officeooo:paragraph-rsid="06783a4e"/>
    </style:style>
    <style:style style:name="P30" style:family="paragraph" style:parent-style-name="Standard" style:list-style-name="L1">
      <style:text-properties officeooo:paragraph-rsid="06110f1d"/>
    </style:style>
    <style:style style:name="P31" style:family="paragraph" style:parent-style-name="Standard" style:list-style-name="L1">
      <style:text-properties officeooo:paragraph-rsid="061a4cca"/>
    </style:style>
    <style:style style:name="P32" style:family="paragraph" style:parent-style-name="Standard" style:list-style-name="L1">
      <style:text-properties officeooo:paragraph-rsid="062d0d47"/>
    </style:style>
    <style:style style:name="P33" style:family="paragraph" style:parent-style-name="Standard" style:list-style-name="L1">
      <style:text-properties officeooo:paragraph-rsid="0626e6ee"/>
    </style:style>
    <style:style style:name="P34" style:family="paragraph" style:parent-style-name="Standard" style:list-style-name="L1">
      <style:text-properties officeooo:paragraph-rsid="06c064e1"/>
    </style:style>
    <style:style style:name="P35" style:family="paragraph" style:parent-style-name="Standard" style:list-style-name="L1">
      <style:text-properties officeooo:paragraph-rsid="063c5383"/>
    </style:style>
    <style:style style:name="P36" style:family="paragraph" style:parent-style-name="Standard" style:list-style-name="L1">
      <style:text-properties officeooo:paragraph-rsid="064316b2"/>
    </style:style>
    <style:style style:name="P37" style:family="paragraph" style:parent-style-name="Standard" style:list-style-name="L1">
      <style:text-properties officeooo:paragraph-rsid="070734ab"/>
    </style:style>
    <style:style style:name="P38" style:family="paragraph" style:parent-style-name="Standard" style:list-style-name="L1">
      <style:text-properties officeooo:paragraph-rsid="07085461"/>
    </style:style>
    <style:style style:name="P39" style:family="paragraph" style:parent-style-name="Standard" style:list-style-name="L1">
      <style:text-properties officeooo:paragraph-rsid="06bd3679"/>
    </style:style>
    <style:style style:name="P40" style:family="paragraph" style:parent-style-name="Standard" style:list-style-name="L1">
      <style:text-properties officeooo:paragraph-rsid="06cc502f"/>
    </style:style>
    <style:style style:name="P41" style:family="paragraph" style:parent-style-name="Standard" style:list-style-name="L1">
      <style:text-properties officeooo:paragraph-rsid="06fa802d"/>
    </style:style>
    <style:style style:name="P42" style:family="paragraph" style:parent-style-name="Standard" style:list-style-name="L1">
      <style:text-properties officeooo:paragraph-rsid="06e1670a"/>
    </style:style>
    <style:style style:name="P43" style:family="paragraph" style:parent-style-name="Standard" style:list-style-name="L1">
      <style:text-properties officeooo:paragraph-rsid="06f60e7d"/>
    </style:style>
    <style:style style:name="P44" style:family="paragraph" style:parent-style-name="Standard" style:list-style-name="L1">
      <style:text-properties officeooo:paragraph-rsid="06f95a25"/>
    </style:style>
    <style:style style:name="P45" style:family="paragraph" style:parent-style-name="Standard" style:list-style-name="L1">
      <style:text-properties officeooo:paragraph-rsid="065731a0"/>
    </style:style>
    <style:style style:name="P46" style:family="paragraph" style:parent-style-name="Standard" style:list-style-name="L1">
      <style:text-properties officeooo:paragraph-rsid="0681b436"/>
    </style:style>
    <style:style style:name="P47" style:family="paragraph" style:parent-style-name="Standard" style:list-style-name="L1">
      <style:text-properties officeooo:paragraph-rsid="06fe82ee"/>
    </style:style>
    <style:style style:name="P48" style:family="paragraph" style:parent-style-name="Standard" style:list-style-name="L1">
      <style:text-properties officeooo:paragraph-rsid="06fe1a0d"/>
    </style:style>
    <style:style style:name="P49" style:family="paragraph" style:parent-style-name="Standard" style:list-style-name="L1">
      <style:text-properties officeooo:rsid="03ce45d1" officeooo:paragraph-rsid="0553efc7"/>
    </style:style>
    <style:style style:name="P50" style:family="paragraph" style:parent-style-name="Standard" style:list-style-name="L1">
      <style:text-properties officeooo:rsid="03ce45d1" officeooo:paragraph-rsid="06be57e2"/>
    </style:style>
    <style:style style:name="P51" style:family="paragraph" style:parent-style-name="Standard" style:list-style-name="L1">
      <style:text-properties officeooo:rsid="03ce45d1" officeooo:paragraph-rsid="05836c72"/>
    </style:style>
    <style:style style:name="P52" style:family="paragraph" style:parent-style-name="Standard" style:list-style-name="L1">
      <style:text-properties officeooo:rsid="03ce45d1" officeooo:paragraph-rsid="0593115a"/>
    </style:style>
    <style:style style:name="P53" style:family="paragraph" style:parent-style-name="Standard" style:list-style-name="L1">
      <style:text-properties officeooo:rsid="03ce45d1" officeooo:paragraph-rsid="069d3a68"/>
    </style:style>
    <style:style style:name="P54" style:family="paragraph" style:parent-style-name="Standard" style:list-style-name="L1">
      <style:text-properties officeooo:rsid="03ce45d1" officeooo:paragraph-rsid="06e6575e"/>
    </style:style>
    <style:style style:name="P55" style:family="paragraph" style:parent-style-name="Standard" style:list-style-name="L1">
      <style:text-properties officeooo:rsid="03ce45d1" officeooo:paragraph-rsid="06e94acf"/>
    </style:style>
    <style:style style:name="P56" style:family="paragraph" style:parent-style-name="Standard" style:list-style-name="L1">
      <style:text-properties officeooo:rsid="03ce45d1" officeooo:paragraph-rsid="06a6ab11"/>
    </style:style>
    <style:style style:name="P57" style:family="paragraph" style:parent-style-name="Standard" style:list-style-name="L1">
      <style:text-properties officeooo:rsid="03ce45d1" officeooo:paragraph-rsid="05b03e6b"/>
    </style:style>
    <style:style style:name="P58" style:family="paragraph" style:parent-style-name="Standard" style:list-style-name="L1">
      <style:text-properties officeooo:rsid="03ce45d1" officeooo:paragraph-rsid="05b509f3"/>
    </style:style>
    <style:style style:name="P59" style:family="paragraph" style:parent-style-name="Standard" style:list-style-name="L1">
      <style:text-properties officeooo:rsid="03ce45d1" officeooo:paragraph-rsid="06b2438e"/>
    </style:style>
    <style:style style:name="P60" style:family="paragraph" style:parent-style-name="Standard" style:list-style-name="L1">
      <style:text-properties officeooo:rsid="03ce45d1" officeooo:paragraph-rsid="06b2c2f3"/>
    </style:style>
    <style:style style:name="P61" style:family="paragraph" style:parent-style-name="Standard" style:list-style-name="L1">
      <style:text-properties officeooo:rsid="03ce45d1" officeooo:paragraph-rsid="06ad7205"/>
    </style:style>
    <style:style style:name="P62" style:family="paragraph" style:parent-style-name="Standard" style:list-style-name="L1">
      <style:text-properties officeooo:rsid="03ce45d1" officeooo:paragraph-rsid="05cbcccf"/>
    </style:style>
    <style:style style:name="P63" style:family="paragraph" style:parent-style-name="Standard" style:list-style-name="L1">
      <style:text-properties officeooo:rsid="03ce45d1" officeooo:paragraph-rsid="05dc3c7a"/>
    </style:style>
    <style:style style:name="P64" style:family="paragraph" style:parent-style-name="Standard" style:list-style-name="L1">
      <style:text-properties officeooo:rsid="03ce45d1" officeooo:paragraph-rsid="05eae1b4"/>
    </style:style>
    <style:style style:name="P65" style:family="paragraph" style:parent-style-name="Standard" style:list-style-name="L1">
      <style:text-properties officeooo:rsid="03ce45d1" officeooo:paragraph-rsid="05e1bf0c"/>
    </style:style>
    <style:style style:name="P66" style:family="paragraph" style:parent-style-name="Standard" style:list-style-name="L1">
      <style:text-properties officeooo:rsid="03ce45d1" officeooo:paragraph-rsid="06158648"/>
    </style:style>
    <style:style style:name="P67" style:family="paragraph" style:parent-style-name="Standard" style:list-style-name="L1">
      <style:text-properties officeooo:rsid="03ce45d1" officeooo:paragraph-rsid="06c064e1"/>
    </style:style>
    <style:style style:name="P68" style:family="paragraph" style:parent-style-name="Standard" style:list-style-name="L1">
      <style:text-properties officeooo:rsid="03ce45d1" officeooo:paragraph-rsid="065731a0"/>
    </style:style>
    <style:style style:name="P69" style:family="paragraph" style:parent-style-name="Standard" style:list-style-name="L1">
      <style:text-properties officeooo:rsid="041573b8" officeooo:paragraph-rsid="06ee73b3"/>
    </style:style>
    <style:style style:name="P70" style:family="paragraph" style:parent-style-name="Standard" style:list-style-name="L1">
      <style:text-properties officeooo:rsid="041573b8" officeooo:paragraph-rsid="06ed3297"/>
    </style:style>
    <style:style style:name="P71" style:family="paragraph" style:parent-style-name="Standard" style:list-style-name="L1">
      <style:text-properties officeooo:rsid="041573b8" officeooo:paragraph-rsid="057495dc"/>
    </style:style>
    <style:style style:name="P72" style:family="paragraph" style:parent-style-name="Standard" style:list-style-name="L1">
      <style:text-properties officeooo:rsid="041573b8" officeooo:paragraph-rsid="05779f91"/>
    </style:style>
    <style:style style:name="P73" style:family="paragraph" style:parent-style-name="Standard" style:list-style-name="L1">
      <style:text-properties officeooo:rsid="041573b8" officeooo:paragraph-rsid="057890c7"/>
    </style:style>
    <style:style style:name="P74" style:family="paragraph" style:parent-style-name="Standard" style:list-style-name="L1">
      <style:text-properties officeooo:rsid="041573b8" officeooo:paragraph-rsid="057a96bf"/>
    </style:style>
    <style:style style:name="P75" style:family="paragraph" style:parent-style-name="Standard" style:list-style-name="L1">
      <style:text-properties officeooo:rsid="06734d4c" officeooo:paragraph-rsid="06734d4c"/>
    </style:style>
    <style:style style:name="P76" style:family="paragraph" style:parent-style-name="Standard" style:list-style-name="L1">
      <style:text-properties officeooo:rsid="066584aa" officeooo:paragraph-rsid="0668d3e0"/>
    </style:style>
    <style:style style:name="P77" style:family="paragraph" style:parent-style-name="Standard" style:list-style-name="L1">
      <style:text-properties officeooo:rsid="066584aa" officeooo:paragraph-rsid="066a229e"/>
    </style:style>
    <style:style style:name="P78" style:family="paragraph" style:parent-style-name="Standard" style:list-style-name="L1">
      <style:text-properties officeooo:rsid="066584aa" officeooo:paragraph-rsid="06662786"/>
    </style:style>
    <style:style style:name="P79" style:family="paragraph" style:parent-style-name="Standard" style:list-style-name="L1">
      <style:text-properties officeooo:rsid="066584aa" officeooo:paragraph-rsid="066584aa"/>
    </style:style>
    <style:style style:name="P80" style:family="paragraph" style:parent-style-name="Standard" style:list-style-name="L1">
      <style:text-properties officeooo:rsid="06662786" officeooo:paragraph-rsid="06662786"/>
    </style:style>
    <style:style style:name="P81" style:family="paragraph" style:parent-style-name="Standard" style:list-style-name="L1">
      <style:text-properties officeooo:rsid="067bdc88" officeooo:paragraph-rsid="067bdc88"/>
    </style:style>
    <style:style style:name="P82" style:family="paragraph" style:parent-style-name="Standard" style:list-style-name="L1">
      <style:text-properties style:font-name="DejaVu Sans" fo:font-size="9pt" officeooo:rsid="068788e6" officeooo:paragraph-rsid="06fe1a0d" style:font-size-asian="9pt" style:font-size-complex="9pt"/>
    </style:style>
    <style:style style:name="P83" style:family="paragraph" style:parent-style-name="Standard" style:list-style-name="L1">
      <style:text-properties style:font-name="DejaVu Sans" fo:font-size="9pt" officeooo:rsid="068788e6" officeooo:paragraph-rsid="068788e6" style:font-size-asian="9pt" style:font-size-complex="9pt"/>
    </style:style>
    <style:style style:name="P84" style:family="paragraph" style:parent-style-name="Standard" style:list-style-name="L1">
      <style:text-properties style:font-name="DejaVu Sans" fo:font-size="9pt" officeooo:rsid="068afcbf" officeooo:paragraph-rsid="068afcbf" style:font-size-asian="9pt" style:font-size-complex="9pt"/>
    </style:style>
    <style:style style:name="P85" style:family="paragraph" style:parent-style-name="Standard" style:list-style-name="L1">
      <style:text-properties style:font-name="DejaVu Sans" fo:font-size="9pt" officeooo:rsid="068ccb5a" officeooo:paragraph-rsid="068ccb5a" style:font-size-asian="9pt" style:font-size-complex="9pt"/>
    </style:style>
    <style:style style:name="P86" style:family="paragraph" style:parent-style-name="Standard" style:list-style-name="L1">
      <style:text-properties style:font-name="DejaVu Sans" fo:font-size="9pt" officeooo:rsid="068e99bf" officeooo:paragraph-rsid="068e99bf" style:font-size-asian="9pt" style:font-size-complex="9pt"/>
    </style:style>
    <style:style style:name="P8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8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8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96" style:family="paragraph" style:parent-style-name="Standard" style:list-style-name="L1">
      <style:text-properties officeooo:rsid="068d0935" officeooo:paragraph-rsid="068d0935"/>
    </style:style>
    <style:style style:name="P97" style:family="paragraph" style:parent-style-name="Standard" style:list-style-name="L1">
      <style:text-properties officeooo:rsid="068e99bf" officeooo:paragraph-rsid="068e99bf"/>
    </style:style>
    <style:style style:name="P98" style:family="paragraph" style:parent-style-name="Standard" style:list-style-name="L2">
      <style:text-properties officeooo:paragraph-rsid="069b0374"/>
    </style:style>
    <style:style style:name="P99" style:family="paragraph" style:parent-style-name="Standard">
      <style:text-properties officeooo:paragraph-rsid="0710c955"/>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710c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80"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81"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82"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8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84"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8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font-weight="normal" style:font-weight-asian="normal" style:font-weight-complex="normal"/>
    </style:style>
    <style:style style:name="T248" style:family="text">
      <style:text-properties fo:font-weight="normal" officeooo:rsid="059b2b55" style:font-weight-asian="normal" style:font-weight-complex="normal"/>
    </style:style>
    <style:style style:name="T249"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75"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77" style:family="text">
      <style:text-properties fo:font-weight="bold" officeooo:rsid="04fff638" style:font-weight-asian="bold" style:font-weight-complex="bold"/>
    </style:style>
    <style:style style:name="T278" style:family="text">
      <style:text-properties fo:font-weight="bold" officeooo:rsid="052744f7" style:font-weight-asian="bold" style:font-weight-complex="bold"/>
    </style:style>
    <style:style style:name="T279" style:family="text">
      <style:text-properties style:font-name="DejaVu Sans" fo:font-size="9pt" style:font-size-asian="9pt" style:font-size-complex="9pt"/>
    </style:style>
    <style:style style:name="T280"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83"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84"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85"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89"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91"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92"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93"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94"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95"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96"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97"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98"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99"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300" style:family="text">
      <style:text-properties officeooo:rsid="04fff638"/>
    </style:style>
    <style:style style:name="T301" style:family="text">
      <style:text-properties officeooo:rsid="052744f7"/>
    </style:style>
    <style:style style:name="T302" style:family="text">
      <style:text-properties officeooo:rsid="08a24a37"/>
    </style:style>
    <style:style style:name="T303" style:family="text">
      <style:text-properties officeooo:rsid="070cfc2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pan text:style-name="Source_20_Text"><text:span text:style-name="T167">ecommerce hosting platforms like Shopify</text:span></text:span></text:p>
      <text:p text:style-name="P99"><text:span text:style-name="Source_20_Text"><text:span text:style-name="T167"/></text:span></text:p>
      <text:p text:style-name="P99"><text:span text:style-name="Source_20_Text"><text:span text:style-name="T167">A platform like Shopify allows the customer to create their own web stores including the front end and the back end and usually is extremely simple and extremely fast. So without any technical knowledge you can go there and you can create your own store. This sounds like an interesting challenge because in the background there has to be a lot of automation and a lot of automated management of your resources like your shop, your frontend, your backend, your api's, your databases, all your inventory, all your products and everything. So let's take a look at how Shopify and similar platforms could be built. This Shopify topic is so complex and this domain is so big that we need to focus on a couple of very important bits and pieces. We can't cover every topic that Shopify has. So let's gather at least some of the important keywords related to a system like shopify: </text:span></text:span></text:p>
      <text:p text:style-name="P99"><text:span text:style-name="Source_20_Text"><text:span text:style-name="T167">Customers,</text:span></text:span></text:p>
      <text:p text:style-name="P99"><text:span text:style-name="Source_20_Text"><text:span text:style-name="T167">Products,</text:span></text:span></text:p>
      <text:p text:style-name="P99"><text:span text:style-name="Source_20_Text"><text:span text:style-name="T167">Orders,</text:span></text:span></text:p>
      <text:p text:style-name="P99"><text:span text:style-name="Source_20_Text"><text:span text:style-name="T167">Payment methods,</text:span></text:span></text:p>
      <text:p text:style-name="P99"><text:span text:style-name="Source_20_Text"><text:span text:style-name="T167">your own sort of data storage,</text:span></text:span></text:p>
      <text:p text:style-name="P99"><text:span text:style-name="Source_20_Text"><text:span text:style-name="T167">Shop owners,</text:span></text:span></text:p>
      <text:p text:style-name="P99"><text:span text:style-name="Source_20_Text"><text:span text:style-name="T167">Isolation: if I go to Shopify or a platform like that and I want to create my online shop to me at least as somebody who has a background technology I would want to for I would want for my shop to be as isolated as possible from every other online shop this is important to me but this could also be a very important business feature because it's you know required by law so I could imagine that there are companies which we want to host with Shopify but they were gonna host their online shop managed by Shopify on their own premise on their own machine or at least they were gonna want to pick where exactly this shop is gonna be hosted you know only the you were only in North America and and for sure I don't want to host my products and all of my data in a database which is shared with other shop owners because imagine that something goes wrong and your products or your customer data shows up in a different store so a big topic here is isolation.</text:span></text:span></text:p>
      <text:p text:style-name="P99"><text:span text:style-name="Source_20_Text"><text:span text:style-name="T167">Plugins,</text:span></text:span></text:p>
      <text:p text:style-name="P99"><text:span text:style-name="Source_20_Text"><text:span text:style-name="T167">Store frontend vs backend APIs: Let's talk about the functionality of maybe having your own front-end where you just talk to the Shopify back-end. Suppose, you're a web designer or a front-end developer and you're comfortable hosting your own front-end you have a very specific design in mind but you don't want to deal with the storage layer you don't want to deal with all the administration maybe you're not comfortable dealing with payment methods and payment management so to say so then you would want to use something like Shopify but only a back-end part of it. Similarly, we should be able to use only front-end part of shopify as well.</text:span></text:span></text:p>
      <text:p text:style-name="P99"><text:span text:style-name="Source_20_Text"><text:span text:style-name="T167">Analytics,</text:span></text:span></text:p>
      <text:p text:style-name="P99"><text:span text:style-name="Source_20_Text"><text:span text:style-name="T167">Authentication,</text:span></text:span></text:p>
      <text:p text:style-name="P99"><text:span text:style-name="Source_20_Text"><text:span text:style-name="T167">Login with maybe third-party authentication,</text:span></text:span></text:p>
      <text:p text:style-name="P99"><text:span text:style-name="Source_20_Text"><text:span text:style-name="T167"/></text:span></text:p>
      <text:p text:style-name="P99"><text:span text:style-name="Source_20_Text"><text:span text:style-name="T167"/></text:span></text:p>
      <text:p text:style-name="P99"><text:span text:style-name="Source_20_Text"><text:span text:style-name="T167">Three key features:</text:span></text:span></text:p>
      <text:p text:style-name="P99"><text:span text:style-name="Source_20_Text"><text:span text:style-name="T167">1. Automated storefront creation: What's the most unique selling point of Shopify? You go there as a customer. no technical background. no idea about programming and it allows you to create the store in a few minutes. You maybe fine tune it for a few hours but they do all of it.</text:span></text:span></text:p>
      <text:p text:style-name="P99"><text:span text:style-name="Source_20_Text"><text:span text:style-name="T167">2. Backend: They would also create and manage the back end for you.</text:span></text:span></text:p>
      <text:p text:style-name="P99"><text:span text:style-name="Source_20_Text"><text:span text:style-name="T167">3. hosting and networking: They create the online store and they host it and they wire it up altogether so there's the network there's the domain management and all the DNS setting up, the proxies protecting it against DDoS attacks and so on.</text:span></text:span></text:p>
      <text:p text:style-name="P99"><text:span text:style-name="Source_20_Text"><text:span text:style-name="T167"/></text:span></text:p>
      <text:p text:style-name="P99"><text:span text:style-name="Source_20_Text"><text:span text:style-name="T167">Very high level system design:</text:span></text:span></text:p>
      <text:p text:style-name="P99"><text:span text:style-name="Source_20_Text"><text:span text:style-name="T167">The visitor of the website server say, I'm interested in creating a store. I have no idea how to do it so I find this website and I visit the Shopify. So let's have a browser here and this person here visits the Shopify website. Now they will see all the offerings that Shopify has. Then they will create an account like this. And now let's jump into the creation of the store. So there has to be some sort of a component which orchestrates the creation of such a store and in reality this is going to be a lot of smaller components playing together. Let's call this the store Orchestrator. This store orchestrator will play a big role in this automated creation. Imagine it like the brain of Shopify. When you as a customer go there you want to create your own store. This knows every step on how to get there what to create and what order to create it.</text:span></text:span></text:p>
      <text:p text:style-name="P99"><text:span text:style-name="Source_20_Text"><text:span text:style-name="T167"/></text:span></text:p>
      <text:p text:style-name="P99"><text:span text:style-name="Source_20_Text"><text:span text:style-name="T167">So the big question will be, how do we implement this automation and how do we achieve this isolation that we talked about? What comes to my mind in such a case is containerization or at least automatic creation of virtual machines. So what we could do is we could host each storefront, each back-end, each database with the customers, the products and the orders in a virtual machine which is containerized. So there is a docker container which has an exact recipe so to say of what to create and how to link it together. So there is something like a template of a single store and every customer that goes to the website, theOrchestrator will instantiate one of those containers and will create all the resources that are needed. so here, there is going to be an environment for customer one, we'll call it c1 and a very separate environment for customer 2. so each of those environments will have there own back-end, own frontend </text:span></text:span><text:soft-page-break/><text:span text:style-name="Source_20_Text"><text:span text:style-name="T167">maybe, own databases, own set of apis configured by API gateway. These environments are basically isolated by nature. The only thing that they have in common is that they talk to the same store Orchestrator. now when the store Orchestrator wants to create a new environment for a new customer so let's call it CN (customer new) then there's going to be a template T and this is the template that contains all the resources, so say the ec2 machines, the databases, the gateways whatever the proxy settings required, everything. And the store Orchestrator will create an instance with the same template for this new customer using the docker container.</text:span></text:span></text:p>
      <text:p text:style-name="P99"><text:span text:style-name="Source_20_Text"><text:span text:style-name="T167"/></text:span></text:p>
      <text:p text:style-name="P99"><text:span text:style-name="Source_20_Text"><text:span text:style-name="T167">let's zoom into this template here. let's draw it a little bit bigger. This is this is the template for a brand new Shopify shop. Imagine like a recipe. so the store Orchestrator kicks it off and then it just executes step by step and the first step would be to create an ec2 or whatever virtual machine service, a instance with certain properties such as certain cpu, certain memory and so on. In step two and three, we could deal with the data storage with a layer of creating relationships between customers, products and orders. may even payment methods also. With payment methods you could hold off for now and you could outsource it to a third party and you could only accept let's say PayPal if you want so that you don't need to deal with you know very high security and critical data sort of things. so let's say step two of this template is to create a database with multiple tables and it's going to be the same for every Shopp. Because this is like a skeleton every shop will need at least in the beginning the same kind of storage layers so there's going to be a table which is customers there's going to be a table which is the product. I am oversimplifying the things here so of course another table would be for orders. As I said very important is this distinction between the store frontend and the back end APIs. So you could think of this template only defining the back end. The last thing that this template needs to do is to define an API layer or an API gateway which will provide all the APIs. The nice part is these APIs can be public so you can use your own storefront and if you're a bigger company or if you have a storefront already and you're not interested in this storefront creation that Shopify gives you, you can talk with your own store through these set of api's. Now of course we have to go back and also look at the Shopify infrastructure that they need for their own customers. So of course Shopify itself will also need a storage layer and another layer here which serves as a as a controller for its own business logic. So there is a control layer and there could be a storage layer which has the Shopify customers and maybe their subscription because this is I think at least a subscription-based system. So you can have a subscription table here and there could also be things like themes and more front-end related things. And those have to be stored somewhere as well, so there's going to be markup or code for themes and these kind of things. this all is going to be in own Shopify storage.</text:span></text:span></text:p>
      <text:p text:style-name="P99"><text:span text:style-name="Source_20_Text"><text:span text:style-name="T167"/></text:span></text:p>
      <text:p text:style-name="P99"><text:span text:style-name="Source_20_Text"><text:span text:style-name="T167">Before we dive into more details, let's talk about the advantages and disadvantages of this design here where every shop is its own box its own component its own container compared to a system where you have a database with a few tables where there is like one big one big customer table and every shop owner would just own a few rows in this table. So compared to to the set up we just draw there's a lot less isolation.</text:span></text:span></text:p>
      <text:p text:style-name="P99"><text:span text:style-name="Source_20_Text"><text:span text:style-name="T167"/></text:span></text:p>
      <text:p text:style-name="P99"><text:span text:style-name="Source_20_Text"><text:span text:style-name="T167">So one of the big advantages is this isolation. In your first set up, you have your own database your own application layer your own virtual machines and potentially you could even host those components on your own premise. But if you just create a few tables where all the Shopify customers would share same tables with products and orders you couldn't just extract one of those customers and then put it somewhere else.</text:span></text:span></text:p>
      <text:p text:style-name="P99"><text:span text:style-name="Source_20_Text"><text:span text:style-name="T167">The other advantage is resiliency. This design also gives you a system which is not dependent on a single point of failure. so if all the Shopify customers and their online shops would share the same storage layer and <text:s/>maybe the same infrastructure components, you will have a single point of failure. If Shopify's down so to say then you know everything is down.</text:span></text:span></text:p>
      <text:p text:style-name="P99"><text:span text:style-name="Source_20_Text"><text:span text:style-name="T167">The biggest disadvantage is maintenance. Because everything is hosted as its own box there's a certain maintenance overhead. Now let's make an example if you create a hundred or a thousand of those customers stores along this template and then you realize you would want to change something in the database schema in the template and you want every customers store to follow this new schema, then you will have to migrate every instance of these of your customers. so now all your 1,000 stores with your 1,000 databases will need to be migrate to a new schema. and that's of course that makes it a bit more inflexible and it creates a bigger maintenance overhead for Shopify and for the company managing and hosting the office.</text:span></text:span></text:p>
      <text:p text:style-name="P99"><text:span text:style-name="Source_20_Text"><text:span text:style-name="T167">Other disadvantage I can think of is definitely cost because everything is its own box and it has to be hosted by itself there is going to be a cost overhead compared to a system where you have a few tables and a few database tables and a few application layers.</text:span></text:span></text:p>
      <text:p text:style-name="P99"><text:span text:style-name="Source_20_Text"><text:span text:style-name="T167"/></text:span></text:p>
      <text:p text:style-name="P99"><text:span text:style-name="Source_20_Text"><text:span text:style-name="T167">Let's go ahead with the design. what we still need to talk about a little bit more is the whole orchestration and again I like to start at the customer and at the beginning of this process and then go step by step through this creation of a store and then how everything is wired together.</text:span></text:span></text:p>
      <text:p text:style-name="P99"><text:span text:style-name="Source_20_Text"><text:span text:style-name="T167">Let's think about how everything comes together. Definitely we will need our store Orchestrator again. This is the brain and meet a customer who now let's say triggers the creation of a store. there's a create REST API. If the customer has been authenticated after purchasing the subscription, there is a create command and the orchestrator now kicks off its big machine and and starts creating all the components of the new box or the new system for the new customer. We will use green color to draw this customer's </text:span></text:span><text:soft-page-break/><text:span text:style-name="Source_20_Text"><text:span text:style-name="T167">components. So it will create this box with all the resources which our customer C1 receive. so there is going to be a computation layer or an application layer and a database. there's going to be a set of api's and you may offer a lot of interesting feature as the company in Shopify. you could allow the customer to customize this set of api's and to introduce you may say additional authentication methods and to introduce roles and permissions. so I could imagine that you have one account with Shopify and your store has multiple internal accounts where only the store owner can now change the resources and add products but multiple associated accounts can only use certain api's to read the shop's store so they could you know look at the orders so they could pack it up and ship them. so there's a lot we can do here. No now let's assume that customer one is interested in the backend and also in the store front-end. The customer does not want to work with HTML and CSS so they will use all the kind of content management systems that Shopify offers. and this is a completely different topic of course that you can dive into how content management systems work. We're not going to do that today but let's assume that the store Orchestrator can also create a template like a wordpress template, or a template with HTML, CSS, Javascript with a skeleton storefront. Let's draw this here so when the create command comes in, it will create this as a one-time action here. this storefront is going to be wired up to exactly this set of API here through the Javascript (angular, react or anything) of the front-end. This is how the store front-end will talk to the APIs. Now you can already see that this is going to be its own stack which is to a certain degree uncoupled from the Shopify's resource stack. so the creation now is mostly done. But there can be a lot of detail we can dive into such as logging mechanisms, payment methods (that whether we are going to use the a third-party service or what), etc.</text:span></text:span></text:p>
      <text:p text:style-name="P99"><text:span text:style-name="Source_20_Text"><text:span text:style-name="T167"/></text:span></text:p>
      <text:p text:style-name="P99"><text:span text:style-name="Source_20_Text"><text:span text:style-name="T167">Now what we need to talk about now is how the traffic comes into the system and how it hits your front end. And there can be a couple of options here but let's talk about one where Shopify has its own proxy layer which will take all the requests and forward it to your system here. so I'm gonna take this blue color. Blue will be components that are owned by Shopify and let's draw a big proxy layer here and what we haven't talked about so far is the DNS and domain level. so when you create one of those stores they will also create DNS settings for you. You choose and you pay for a top-level domain so let's say this Orchestrator also takes care of that and it also creates a domain and it will populate the DNS with this new domain and they will point it to this proxy layer. This proxy layer will take this request and this proxy layer will exactly know how to forward it to your front end.</text:span></text:span></text:p>
      <text:p text:style-name="P99"><text:span text:style-name="Source_20_Text"><text:span text:style-name="T167"/></text:span></text:p>
      <text:p text:style-name="P99"><text:span text:style-name="Source_20_Text"><text:span text:style-name="T167">Of course you will notice that this proxy layer here is actually a component that is owned by Shopify. So if this thing is not working this is a bit of a single point of failure but it also gives you a couple of advantages. This proxy layer here can be used to protect all the shop front-ends and backends from things like you know DDoS attacks. You could also think of the proxy layer being created by the store Orchestrator as part of every customers shop right so you would have another green box up here which replaces this blue box but again it introduces more and more maintenance overhead because then every customer will have its own proxy but it's also thinkable.</text:span></text:span></text:p>
      <text:p text:style-name="P99"><text:span text:style-name="Source_20_Text"><text:span text:style-name="T167"/></text:span></text:p>
      <text:p text:style-name="P99"><text:span text:style-name="Source_20_Text"><text:span text:style-name="T167">No we talked about the customer one above. Now let's grab the different color this is going to be red for customer 2. Suppose customer 2 creates a different kind of account, an account where customer is only interested in the backend. So the store orchestrator will create based on this template the very same skeleton of all the resources. There's going to be an ec2 instance and the database and the set of api's. But this customer 2 has it's very own frontend (dynamic or static or whatever) and wherever this is hosted (doesn't have to be owned by or hosted by Shopify at all), it is thinkable that this customer here would not use the proxy that is owned by Shopify so they could talk directly with these api's here or will have some different proxy settings. It's also thinkable that the Shopify will decide to always go through his proxy layer for securing the APIs of this customer 2. So multiple options here and this architecture gives us a very nice flexibility of having this backend uncoupled from the content layer because the content layer can change a lot. So let's say the store Orchestrator or the store management system will then just inject different HTML and different CSS based on all the themes that Shopify offers. So you as the customer go to the admin UI and you would want to change a theme so a completely new set of HTML and CSS is gonna be injected into this front-end here but the backend with all the components and data is not going to be touched at all.</text:span></text:span></text:p>
      <text:p text:style-name="P99"><text:span text:style-name="Source_20_Text"><text:span text:style-name="T167"/></text:span></text:p>
      <text:p text:style-name="P99"><text:span text:style-name="Source_20_Text"><text:span text:style-name="T167">payment methods: you could build this into your own application of course. you could also let's say use payment's methods which is owned by Shopify and they own internally all the payment methods and all the payment management for all the shop owners because maybe you don't want to put that into every single customer's box or environment here. You could also just rely on third-party like you know paypal or Amazon pay.</text:span></text:span></text:p>
      <text:p text:style-name="P99"><text:span text:style-name="Source_20_Text"><text:span text:style-name="T167"/></text:span></text:p>
      <text:p text:style-name="P99"><text:span text:style-name="Source_20_Text"><text:span text:style-name="T167">Plugins: We haven't talked about plugins yet and plugins is an interesting topic. You could interpret it this way that because every customer's box is its own little world and its own little environment, a plugin could just be a another lambda running here in the system which offers a different set of API, some more functionality, etc. So let's say a regular shop of customer one would only offer a product database with products you can buy in bulk or in a single product but there could be a subscription plugin and there's going to be an application inside of the store Orchestrator which will add this plugin to the customer environment. This plugin may enable the customer to use for example a workflow engine which will allow </text:span></text:span><text:soft-page-break/><text:span text:style-name="Source_20_Text"><text:span text:style-name="T167">customer one to do lot more things. Because everything is a cloud native and isolated from each other, it can be implemented really nicely and the customers will pay additional fee for those plugins.</text:span></text:span></text:p>
      <text:p text:style-name="P99"><text:span text:style-name="Source_20_Text"><text:span text:style-name="T167"/></text:span></text:p>
      <text:p text:style-name="P99"><text:span text:style-name="Source_20_Text"><text:span text:style-name="T167">Let's talk about the operational aspects of this so we have a lot of creation, a lot of steps which go into the creation of all of this but Shopify as a company needs to make sure that this is all maintainable and it's running smoothly. So one thing that you need in a system of this size for sure are a lot of metrics and automated alarms and the health checks. Basically, you want to know if every single environment of your customer stores is alive, can be reached and works as intended.</text:span></text:span></text:p>
      <text:p text:style-name="P99"><text:span text:style-name="Source_20_Text"><text:span text:style-name="T167"/></text:span></text:p>
      <text:p text:style-name="P99"><text:span text:style-name="Source_20_Text"><text:span text:style-name="T167">so for sure, there will be a component of every template, every shop which is completely separate from the other store components which will only do the health checks. Let's call it health checker. this health checker component could be a lambda for example. this could also be something like a cron job running on a certain schedule. Let's say this is a lambda which runs after every few seconds and this thing here will report the healthiness of this environment of customer 1 to a Shopify system. so there's going to be a module here which is our "monitor and alarm" component and this will also offer an API. so the health checker here is sending a heartbeat on a regular interval of let's say every 5 seconds to this monitoring component. And apart from this, what exactly this health checker component will check. It could check that whether all the APIs is reachable or not. It could ping the API, it could measure the latency of each of the API. Of course the api's themselves will also have latency metrics on them to measure how long does it take to make an order, how long does it take to retrieve the order history of a customer, etc. So this component will know about their own little health checks, exception count and the metrics in the latency and the health checker can send these infos to the "monitoring and alarm" component. Maybe even the logs could go to this monitoring portal or maybe you want to keep the logs separate so that the customers can retrieve their own logs isolating their own system. it could also be some legal requirement and but at least the health checks would run into the "monitoring and alarm" component that is owned by Shopify. So if any data corruption happens down here or database is down, this monitoring portal would immediately notice that something is wrong in the customer's shop. so an alarm would go off and support engineers from Shopify would see this alarm and do something about it. maybe restart one of those machines or figure out where the corruption happened. </text:span></text:span></text:p>
      <text:p text:style-name="P99"><text:span text:style-name="Source_20_Text"><text:span text:style-name="T167">The same same goes here if any of these components that sends the health checks to "monitoring and alarm" component here fails to send the heart beat or health check reports to it. If it doesn't hear from let's say customer 2's instance in a minute or five minutes, it would raise the alarm again and say hey I can't hear from customer 2's environment. Something is wrong and again an engineer or maybe an automated fault correction mechanism will work over 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21T00:43:30.063700239</dc:date>
    <meta:editing-duration>P24DT11H53M9S</meta:editing-duration>
    <meta:editing-cycles>1675</meta:editing-cycles>
    <meta:document-statistic meta:table-count="0" meta:image-count="0" meta:object-count="0" meta:page-count="4" meta:paragraph-count="37" meta:word-count="3767" meta:character-count="20688" meta:non-whitespace-character-count="16955"/>
  </office:meta>
</office:document-meta>
</file>